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07BA4CB2496084DEEA6.png" manifest:media-type="image/png"/>
  <manifest:file-entry manifest:full-path="Pictures/100000010000096000000931DB4236E833D40F50.png" manifest:media-type="image/png"/>
  <manifest:file-entry manifest:full-path="Pictures/100000000000010E00000129D580C6C86BDABD99.png" manifest:media-type="image/png"/>
  <manifest:file-entry manifest:full-path="Pictures/10000000000003980000042483901B46B941C8A1.jpg" manifest:media-type="image/jpeg"/>
  <manifest:file-entry manifest:full-path="Pictures/10000000000000DA0000015C44EC54463F835C6F.png" manifest:media-type="image/png"/>
  <manifest:file-entry manifest:full-path="Pictures/100000000000025F0000029C9BB7071AC0B2DD83.png" manifest:media-type="image/png"/>
  <manifest:file-entry manifest:full-path="Pictures/1000000000000112000000B8DAE766DB136D4260.png" manifest:media-type="image/png"/>
  <manifest:file-entry manifest:full-path="Pictures/100000000000011A000001226DB527DBA73AC4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4cm" fo:min-width="2.5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2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.085cm" svg:x="1.55cm" svg:y="5.715cm">
          <draw:image xlink:href="Pictures/100000000000011A000001226DB527DBA73AC4C4.png" xlink:type="simple" xlink:show="embed" xlink:actuate="onLoad" draw:mime-type="image/png">
            <text:p/>
          </draw:image>
        </draw:frame>
        <draw:frame draw:style-name="gr1" draw:text-style-name="P1" draw:layer="layout" svg:width="3.458cm" svg:height="2.5cm" svg:x="5.642cm" svg:y="6.05cm">
          <draw:image xlink:href="Pictures/1000000000000112000000B8DAE766DB136D4260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2.593cm" svg:x="10.4cm" svg:y="5.957cm">
          <draw:image xlink:href="Pictures/10000000000003980000042483901B46B941C8A1.jpg" xlink:type="simple" xlink:show="embed" xlink:actuate="onLoad" draw:mime-type="image/jpeg">
            <text:p/>
          </draw:image>
        </draw:frame>
        <draw:frame draw:style-name="gr1" draw:text-style-name="P1" draw:layer="layout" svg:width="2.75cm" svg:height="3.025cm" svg:x="14.05cm" svg:y="5.7cm">
          <draw:image xlink:href="Pictures/100000000000010E00000129D580C6C86BDABD99.png" xlink:type="simple" xlink:show="embed" xlink:actuate="onLoad" draw:mime-type="image/png">
            <text:p/>
          </draw:image>
        </draw:frame>
        <draw:frame draw:style-name="gr1" draw:text-style-name="P1" draw:layer="layout" svg:width="2.272cm" svg:height="2.5cm" svg:x="18.25cm" svg:y="6.05cm">
          <draw:image xlink:href="Pictures/100000000000025F0000029C9BB7071AC0B2DD83.png" xlink:type="simple" xlink:show="embed" xlink:actuate="onLoad" draw:mime-type="image/png">
            <text:p/>
          </draw:image>
        </draw:frame>
        <draw:frame draw:style-name="gr1" draw:text-style-name="P1" draw:layer="layout" svg:width="2.04cm" svg:height="2cm" svg:x="22.244cm" svg:y="5.45cm">
          <draw:image xlink:href="Pictures/100000010000096000000931DB4236E833D40F50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2.794cm" svg:x="25.85cm" svg:y="5.9cm">
          <draw:image xlink:href="Pictures/10000000000000DA0000015C44EC54463F835C6F.png" xlink:type="simple" xlink:show="embed" xlink:actuate="onLoad" draw:mime-type="image/png">
            <text:p/>
          </draw:image>
        </draw:frame>
        <draw:frame draw:style-name="gr2" draw:text-style-name="P3" draw:layer="layout" svg:width="3.076cm" svg:height="1.361cm" svg:x="2cm" svg:y="2.6cm">
          <draw:text-box>
            <text:p text:style-name="P2"><text:span text:style-name="T1">Stroke onset</text:span></text:p>
          </draw:text-box>
        </draw:frame>
        <draw:frame draw:style-name="gr3" draw:text-style-name="P3" draw:layer="layout" svg:width="3.076cm" svg:height="1.673cm" svg:x="5.75cm" svg:y="2.6cm">
          <draw:text-box>
            <text:p text:style-name="P2"><text:span text:style-name="T1">Convey to</text:span></text:p>
            <text:p text:style-name="P2"><text:span text:style-name="T1">hospital</text:span></text:p>
          </draw:text-box>
        </draw:frame>
        <draw:frame draw:style-name="gr4" draw:text-style-name="P3" draw:layer="layout" svg:width="3cm" svg:height="2.934cm" svg:x="10.25cm" svg:y="2.066cm">
          <draw:text-box>
            <text:p text:style-name="P2"><text:span text:style-name="T1">Gather info</text:span></text:p>
            <text:p text:style-name="P2"><text:span text:style-name="T1">+</text:span></text:p>
            <text:p text:style-name="P2"><text:span text:style-name="T1">Determine</text:span></text:p>
            <text:p text:style-name="P2"><text:span text:style-name="T1">onset time</text:span></text:p>
          </draw:text-box>
        </draw:frame>
        <draw:frame draw:style-name="gr3" draw:text-style-name="P3" draw:layer="layout" svg:width="3.076cm" svg:height="1.673cm" svg:x="14.487cm" svg:y="2.6cm">
          <draw:text-box>
            <text:p text:style-name="P2"><text:span text:style-name="T1">Head</text:span></text:p>
            <text:p text:style-name="P2"><text:span text:style-name="T1">scan</text:span></text:p>
          </draw:text-box>
        </draw:frame>
        <draw:frame draw:style-name="gr3" draw:text-style-name="P3" draw:layer="layout" svg:width="2.5cm" svg:height="1.673cm" svg:x="18.2cm" svg:y="2.6cm">
          <draw:text-box>
            <text:p text:style-name="P2"><text:span text:style-name="T1">Decision</text:span></text:p>
            <text:p text:style-name="P2"><text:span text:style-name="T1">to treat</text:span></text:p>
          </draw:text-box>
        </draw:frame>
        <draw:frame draw:style-name="gr5" draw:text-style-name="P3" draw:layer="layout" svg:width="3.75cm" svg:height="2.471cm" svg:x="21.45cm" svg:y="2.6cm">
          <draw:text-box>
            <text:p text:style-name="P2"><text:span text:style-name="T1">Thrombolysis</text:span></text:p>
          </draw:text-box>
        </draw:frame>
        <draw:frame draw:style-name="gr6" draw:text-style-name="P3" draw:layer="layout" svg:width="2.513cm" svg:height="0.806cm" svg:x="25.2cm" svg:y="2.6cm">
          <draw:text-box>
            <text:p text:style-name="P2"><text:span text:style-name="T1">Outcome</text:span></text:p>
          </draw:text-box>
        </draw:frame>
        <draw:frame draw:style-name="gr1" draw:text-style-name="P1" draw:layer="layout" svg:width="2.459cm" svg:height="0.951cm" svg:x="19.791cm" svg:y="13.75cm">
          <draw:image xlink:href="Pictures/100000010000013E0000007BA4CB2496084DEEA6.png" xlink:type="simple" xlink:show="embed" xlink:actuate="onLoad" draw:mime-type="image/png">
            <text:p/>
          </draw:image>
        </draw:frame>
        <draw:frame draw:style-name="gr5" draw:text-style-name="P3" draw:layer="layout" svg:width="4.038cm" svg:height="2.471cm" svg:x="19.212cm" svg:y="12.6cm">
          <draw:text-box>
            <text:p text:style-name="P2"><text:span text:style-name="T1">Thrombectomy</text:span></text:p>
          </draw:text-box>
        </draw:frame>
        <draw:frame draw:style-name="gr5" draw:text-style-name="P3" draw:layer="layout" svg:width="4.038cm" svg:height="2.471cm" svg:x="5cm" svg:y="13cm">
          <draw:text-box>
            <text:p text:style-name="P2"><text:span text:style-name="T1">Pre-hospital tri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0:39:31.424235611</meta:creation-date>
    <dc:date>2023-01-24T07:27:52.687007213</dc:date>
    <meta:editing-duration>PT4H31M40S</meta:editing-duration>
    <meta:editing-cycles>11</meta:editing-cycles>
    <meta:generator>LibreOffice/7.3.7.2$Linux_X86_64 LibreOffice_project/30$Build-2</meta:generator>
    <meta:document-statistic meta:object-count="17"/>
  </office:meta>
</office:document-meta>
</file>